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junction Count: 1737</text:p>
      <text:p text:style-name="P1">que(425), </text:p>
      <text:p text:style-name="P1">pero(213), </text:p>
      <text:p text:style-name="P1">o(92), </text:p>
      <text:p text:style-name="P1">y(487), </text:p>
      <text:p text:style-name="P1">como(74), </text:p>
      <text:p text:style-name="P1">si(85), </text:p>
      <text:p text:style-name="P1">pues(101), </text:p>
      <text:p text:style-name="P1">ni(23), </text:p>
      <text:p text:style-name="P1">porque(99), </text:p>
      <text:p text:style-name="P1">sino_que(1), </text:p>
      <text:p text:style-name="P1">cuando(36), </text:p>
      <text:p text:style-name="P1">o_sea(83), </text:p>
      <text:p text:style-name="P1">así_como(2), </text:p>
      <text:p text:style-name="P1">lo_malo_es_que(1), </text:p>
      <text:p text:style-name="P1">a_la_vez_que(1), </text:p>
      <text:p text:style-name="P1">aunque(4), </text:p>
      <text:p text:style-name="P1">mientras(3), </text:p>
      <text:p text:style-name="P1">mientras_que(1), </text:p>
      <text:p text:style-name="P1">no_sólo(1), </text:p>
      <text:p text:style-name="P1">sino(1), </text:p>
      <text:p text:style-name="P1">una_vez_que(1), </text:p>
      <text:p text:style-name="P1">entonces(1), </text:p>
      <text:p text:style-name="P1">ya_que(1), </text:p>
      <text:p text:style-name="P1">ni_que(1),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09:36:45</meta:creation-date>
    <dc:date>2016-06-01T09:43:04</dc:date>
    <meta:editing-duration>PT6M19S</meta:editing-duration>
    <meta:editing-cycles>2</meta:editing-cycles>
    <meta:generator>OpenOffice.org/3.4$Unix OpenOffice.org_project/340m1$Build-9590</meta:generator>
    <meta:document-statistic meta:table-count="0" meta:image-count="0" meta:object-count="0" meta:page-count="1" meta:paragraph-count="25" meta:word-count="27" meta:character-count="306"/>
  </office:meta>
</office:document-meta>
</file>